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92f3" officeooo:paragraph-rsid="001a92f3"/>
    </style:style>
    <style:style style:name="P2" style:family="paragraph" style:parent-style-name="Standard">
      <style:paragraph-properties fo:text-align="start" style:justify-single-word="false"/>
      <style:text-properties officeooo:rsid="001df115" officeooo:paragraph-rsid="001df11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92f3" officeooo:paragraph-rsid="001a92f3"/>
    </style:style>
    <style:style style:name="P4" style:family="paragraph" style:parent-style-name="Standard" style:list-style-name="List_20_1">
      <style:paragraph-properties fo:text-align="start" style:justify-single-word="false"/>
      <style:text-properties officeooo:rsid="001a92f3" officeooo:paragraph-rsid="001a92f3"/>
    </style:style>
    <style:style style:name="P5" style:family="paragraph" style:parent-style-name="Standard" style:list-style-name="List_20_1">
      <style:paragraph-properties fo:text-align="start" style:justify-single-word="false"/>
      <style:text-properties officeooo:rsid="001a92f3" officeooo:paragraph-rsid="0022b921"/>
    </style:style>
    <style:style style:name="P6" style:family="paragraph" style:parent-style-name="Standard" style:list-style-name="List_20_1">
      <style:paragraph-properties fo:text-align="start" style:justify-single-word="false"/>
      <style:text-properties officeooo:rsid="001a92f3" officeooo:paragraph-rsid="00242d8a"/>
    </style:style>
    <style:style style:name="P7" style:family="paragraph" style:parent-style-name="Standard" style:list-style-name="List_20_1">
      <style:paragraph-properties fo:text-align="start" style:justify-single-word="false"/>
      <style:text-properties officeooo:rsid="001c011d" officeooo:paragraph-rsid="001c011d"/>
    </style:style>
    <style:style style:name="P8" style:family="paragraph" style:parent-style-name="Standard" style:list-style-name="List_20_1">
      <style:paragraph-properties fo:text-align="start" style:justify-single-word="false"/>
      <style:text-properties officeooo:rsid="001c011d" officeooo:paragraph-rsid="00242d8a"/>
    </style:style>
    <style:style style:name="P9" style:family="paragraph" style:parent-style-name="Standard" style:list-style-name="List_20_1">
      <style:paragraph-properties fo:text-align="start" style:justify-single-word="false"/>
      <style:text-properties fo:color="#000000" officeooo:rsid="001c011d" officeooo:paragraph-rsid="001c011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92f3" officeooo:paragraph-rsid="0022b921" style:font-weight-asian="normal" style:font-weight-complex="normal"/>
    </style:style>
    <style:style style:name="P11" style:family="paragraph" style:parent-style-name="Standard" style:list-style-name="List_20_1">
      <style:paragraph-properties fo:text-align="start" style:justify-single-word="false"/>
      <style:text-properties fo:font-weight="normal" officeooo:rsid="001a92f3" officeooo:paragraph-rsid="0022b921" style:font-weight-asian="normal" style:font-weight-complex="normal"/>
    </style:style>
    <style:style style:name="P12" style:family="paragraph" style:parent-style-name="Standard" style:list-style-name="List_20_1">
      <style:paragraph-properties fo:text-align="start" style:justify-single-word="false"/>
      <style:text-properties fo:font-weight="normal" officeooo:rsid="001a92f3" officeooo:paragraph-rsid="00242d8a" style:font-weight-asian="normal" style:font-weight-complex="normal"/>
    </style:style>
    <style:style style:name="P13" style:family="paragraph" style:parent-style-name="Standard" style:list-style-name="List_20_1">
      <style:paragraph-properties fo:text-align="start" style:justify-single-word="false"/>
      <style:text-properties fo:font-weight="normal" officeooo:rsid="0022b921" officeooo:paragraph-rsid="0022b921" style:font-weight-asian="normal" style:font-weight-complex="normal"/>
    </style:style>
    <style:style style:name="P14" style:family="paragraph" style:parent-style-name="Standard" style:list-style-name="List_20_1">
      <style:paragraph-properties fo:text-align="start" style:justify-single-word="false"/>
      <style:text-properties officeooo:rsid="0022b921" officeooo:paragraph-rsid="0022b921"/>
    </style:style>
    <style:style style:name="P15" style:family="paragraph" style:parent-style-name="Standard" style:list-style-name="List_20_1">
      <style:paragraph-properties fo:text-align="start" style:justify-single-word="false"/>
      <style:text-properties officeooo:rsid="00242d8a" officeooo:paragraph-rsid="00242d8a"/>
    </style:style>
    <style:style style:name="P16" style:family="paragraph" style:parent-style-name="Standard" style:list-style-name="List_20_1">
      <style:paragraph-properties fo:text-align="start" style:justify-single-word="false"/>
      <style:text-properties style:use-window-font-color="true" officeooo:rsid="00242d8a" officeooo:paragraph-rsid="00242d8a"/>
    </style:style>
    <style:style style:name="P17" style:family="paragraph" style:parent-style-name="Standard" style:list-style-name="List_20_1">
      <style:paragraph-properties fo:text-align="start" style:justify-single-word="false"/>
      <style:text-properties style:use-window-font-color="true" fo:font-weight="normal" officeooo:rsid="00242d8a" officeooo:paragraph-rsid="00242d8a" style:font-weight-asian="normal" style:font-weight-complex="normal"/>
    </style:style>
    <style:style style:name="P1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921" style:font-weight-asian="bold" style:font-weight-complex="bold"/>
    </style:style>
    <style:style style:name="T3" style:family="text">
      <style:text-properties officeooo:rsid="0022b921"/>
    </style:style>
    <style:style style:name="T4" style:family="text">
      <style:text-properties officeooo:rsid="00242d8a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ynchrony Stats in ROIs</text:p>
      <text:p text:style-name="P2">Mean synchrony calculated and extracted from each ROI and then compared across stimuli type/session/familiarity.</text:p>
      <text:p text:style-name="P1"/>
      <text:p text:style-name="P1">ROIs that differentiate between <text:span text:style-name="T2">unknown </text:span><text:span text:style-name="T1">stimuli </text:span><text:span text:style-name="T2">(ISW)</text:span></text:p>
      <text:list xml:id="list3926701622" text:style-name="List_20_1">
        <text:list-item>
          <text:p text:style-name="P4">Frontal</text:p>
          <text:list>
            <text:list-item>
              <text:p text:style-name="P14">Pole (L/R)</text:p>
            </text:list-item>
            <text:list-item>
              <text:p text:style-name="P4">Inferior frontal gyrus – pars triangularis <text:span text:style-name="T3">(R)</text:span></text:p>
            </text:list-item>
            <text:list-item>
              <text:p text:style-name="P5">Inferior frontal gyrus – pars <text:span text:style-name="T3">opercularis (L/R)</text:span></text:p>
            </text:list-item>
          </text:list>
        </text:list-item>
        <text:list-item>
          <text:p text:style-name="P4">Auditory </text:p>
          <text:list>
            <text:list-item>
              <text:p text:style-name="P4">Heschel’s gyrus <text:s/><text:span text:style-name="T4">(L/R)</text:span></text:p>
            </text:list-item>
            <text:list-item>
              <text:p text:style-name="P4">Anterior superior temporal gyrus <text:span text:style-name="T4">(L/R)</text:span></text:p>
            </text:list-item>
            <text:list-item>
              <text:p text:style-name="P6">Posterior superior temporal gyrus <text:span text:style-name="T4">(L/R)</text:span></text:p>
            </text:list-item>
            <text:list-item>
              <text:p text:style-name="P15">Planum polare (L/R)</text:p>
            </text:list-item>
            <text:list-item>
              <text:p text:style-name="P6">Planum temporale <text:span text:style-name="T4">(L/R)</text:span></text:p>
            </text:list-item>
          </text:list>
        </text:list-item>
        <text:list-item>
          <text:p text:style-name="P7">Cerebellum</text:p>
          <text:list>
            <text:list-item>
              <text:p text:style-name="P16">4_5_L</text:p>
            </text:list-item>
            <text:list-item>
              <text:p text:style-name="P16">4_5_R</text:p>
            </text:list-item>
            <text:list-item>
              <text:p text:style-name="P16">Vermis_4_5</text:p>
            </text:list-item>
            <text:list-item>
              <text:p text:style-name="P16">Vermis_3</text:p>
              <text:p text:style-name="P9"/>
            </text:list-item>
          </text:list>
        </text:list-item>
      </text:list>
      <text:p text:style-name="P10">ROIs that differentiate between <text:span text:style-name="T2">known </text:span><text:span text:style-name="T1">stimuli </text:span><text:span text:style-name="T2">(ISW,SF,WF)</text:span></text:p>
      <text:list xml:id="list171807329808338" text:continue-numbering="true" text:style-name="List_20_1">
        <text:list-item>
          <text:p text:style-name="P5"><draw:frame text:anchor-type="paragraph" draw:z-index="0" draw:name="Shape1" draw:style-name="gr1" draw:text-style-name="P18" svg:width="2.9087in" svg:height="2.5276in" svg:x="4.2555in" svg:y="0.1339in"><draw:text-box><text:p>Pairwise comparison:</text:p><text:p>General pattern = S&gt;W&gt;I</text:p><text:p><text:span text:style-name="T5">same as in young adults</text:span></text:p><text:p/><text:p>Unfamiliar S &gt; Familiar S</text:p><text:p><text:span text:style-name="T5">same as in young adults</text:span></text:p><text:p>(same comparison in W only comes out twice and is in the opposite direction)<text:line-break/></text:p><text:p/></draw:text-box></draw:frame>Frontal</text:p>
          <text:list>
            <text:list-item>
              <text:p text:style-name="P14">Pole (R)</text:p>
            </text:list-item>
            <text:list-item>
              <text:p text:style-name="P14">Superior Frontal Gyrus (R)</text:p>
            </text:list-item>
            <text:list-item>
              <text:p text:style-name="P5">Inferior frontal gyrus – pars triangularis <text:span text:style-name="T3">(R)</text:span></text:p>
            </text:list-item>
            <text:list-item>
              <text:p text:style-name="P11">Inferior frontal gyrus – pars <text:span text:style-name="T3">opercularis (L/R)</text:span></text:p>
            </text:list-item>
            <text:list-item>
              <text:p text:style-name="P13">Frontal Medial Cortex (R)</text:p>
            </text:list-item>
          </text:list>
        </text:list-item>
        <text:list-item>
          <text:p text:style-name="P6">Auditory </text:p>
          <text:list>
            <text:list-item>
              <text:p text:style-name="P6">Heschel’s gyrus <text:span text:style-name="T4">(L/R)</text:span></text:p>
            </text:list-item>
            <text:list-item>
              <text:p text:style-name="P6">Anterior superior temporal gyrus <text:span text:style-name="T4">(L/R)</text:span></text:p>
            </text:list-item>
            <text:list-item>
              <text:p text:style-name="P6">Posterior superior temporal gyrus <text:span text:style-name="T4">(L/R)</text:span></text:p>
            </text:list-item>
            <text:list-item>
              <text:p text:style-name="P15">Planum polare (L)</text:p>
            </text:list-item>
            <text:list-item>
              <text:p text:style-name="P12">Planum temporale <text:span text:style-name="T4">(L/R)</text:span></text:p>
            </text:list-item>
          </text:list>
        </text:list-item>
        <text:list-item>
          <text:p text:style-name="P8">Cerebellum</text:p>
          <text:list>
            <text:list-item>
              <text:p text:style-name="P16">4_5_L</text:p>
            </text:list-item>
            <text:list-item>
              <text:p text:style-name="P16">4_5_R</text:p>
            </text:list-item>
            <text:list-item>
              <text:p text:style-name="P16">6_R</text:p>
            </text:list-item>
            <text:list-item>
              <text:p text:style-name="P16">8_L</text:p>
            </text:list-item>
            <text:list-item>
              <text:p text:style-name="P16">8_R</text:p>
            </text:list-item>
            <text:list-item>
              <text:p text:style-name="P16">9_R</text:p>
            </text:list-item>
            <text:list-item>
              <text:p text:style-name="P16">Vermis_4_5</text:p>
            </text:list-item>
            <text:list-item>
              <text:p text:style-name="P17">Vermis_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Bullet_20_Symbols" text:bullet-char="∘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∘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9-04-04T09:16:49.501509869</meta:creation-date>
    <dc:date>2019-05-20T17:18:06.064068738</dc:date>
    <meta:editing-duration>PT2H26M39S</meta:editing-duration>
    <meta:editing-cycles>10</meta:editing-cycles>
    <meta:generator>LibreOffice/6.1.2.1$MacOSX_X86_64 LibreOffice_project/65905a128db06ba48db947242809d14d3f9a93fe</meta:generator>
    <meta:print-date>2019-05-20T17:17:26.891259650</meta:print-date>
    <dc:creator>A Sternin</dc:creator>
    <meta:printed-by>A Sternin</meta:printed-by>
    <meta:document-statistic meta:table-count="0" meta:image-count="0" meta:object-count="0" meta:page-count="1" meta:paragraph-count="41" meta:word-count="161" meta:character-count="934" meta:non-whitespace-character-count="843"/>
  </office:meta>
</office:document-meta>
</file>